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4418" officeooo:paragraph-rsid="00084418"/>
    </style:style>
    <style:style style:name="P2" style:family="paragraph" style:parent-style-name="Standard">
      <style:text-properties officeooo:rsid="00098bfd" officeooo:paragraph-rsid="00098bfd"/>
    </style:style>
    <style:style style:name="P3" style:family="paragraph" style:parent-style-name="Standard">
      <style:text-properties officeooo:rsid="000993fb" officeooo:paragraph-rsid="000993fb"/>
    </style:style>
    <style:style style:name="P4" style:family="paragraph" style:parent-style-name="Standard">
      <style:text-properties officeooo:rsid="00084418" officeooo:paragraph-rsid="00084418"/>
    </style:style>
    <style:style style:name="P5" style:family="paragraph" style:parent-style-name="Standard">
      <style:text-properties officeooo:rsid="000bbb4e" officeooo:paragraph-rsid="000bbb4e"/>
    </style:style>
    <style:style style:name="T1" style:family="text">
      <style:text-properties officeooo:rsid="000b764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MMENTS File</text:p>
      <text:p text:style-name="P5">Group member: Haoran Su, Tyler Cruz, Michael Anderson. </text:p>
      <text:p text:style-name="P5"/>
      <text:p text:style-name="P1"/>
      <text:p text:style-name="P1"/>
      <text:p text:style-name="P1">Our proxy server program is able to handle general HTTP request.</text:p>
      <text:p text:style-name="P1"/>
      <text:p text:style-name="P1">In our program, we split the header file into three peaces, which are: connection method, path and protocol, and the path might include a port number. <text:span text:style-name="T1">We also need to grab the host from the path.</text:span></text:p>
      <text:p text:style-name="P1"/>
      <text:p text:style-name="P3">To handle processes, we used os.fork and os.waitpid functions.</text:p>
      <text:p text:style-name="P1"/>
      <text:p text:style-name="P3">To handle the multiple connections, we used select function like what have done for the previous program.</text:p>
      <text:p text:style-name="P1"/>
      <text:p text:style-name="P2">During the testing process of out program, we had some interesting observations. First, a website might have so many child website, like “google.com”. When we access Google using our proxy, we can see that we have connected several child web like: “plus.google.com”, “safebrowsing.google.com” and “client6.google.com”. Secondly, I found that not every path has port number, this fact actually has made some trouble for us. So in our program, we scan the path to check if it has port number, if not, we use port number 80 as defalt.</text:p>
      <text:p text:style-name="P2"/>
      <text:p text:style-name="P2">Another problem should be mention is that our program have difficulty to handle some complicated web like CNN. We have test our proxy for CNN, sometimes it crushed our progra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2T16:43:37.037431398</meta:creation-date>
    <dc:date>2015-12-12T17:27:37.922324026</dc:date>
    <meta:editing-duration>PT24M7S</meta:editing-duration>
    <meta:editing-cycles>4</meta:editing-cycles>
    <meta:generator>LibreOffice/4.2.8.2$Linux_x86 LibreOffice_project/420m0$Build-2</meta:generator>
    <meta:document-statistic meta:table-count="0" meta:image-count="0" meta:object-count="0" meta:page-count="1" meta:paragraph-count="8" meta:word-count="201" meta:character-count="1201" meta:non-whitespace-character-count="1007"/>
  </office:meta>
</office:document-meta>
</file>